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.21cm" fo:margin-bottom="0.21cm" loext:contextual-spacing="false" fo:line-height="150%"/>
    </style:style>
    <style:style style:name="P2" style:family="paragraph" style:parent-style-name="Text_20_body">
      <style:paragraph-properties fo:margin-top="0.21cm" fo:margin-bottom="0.21cm" loext:contextual-spacing="false" fo:line-height="150%"/>
      <style:text-properties fo:font-weight="bold" officeooo:rsid="001db1ec" officeooo:paragraph-rsid="001db1ec" style:font-weight-asian="bold" style:font-weight-complex="bold"/>
    </style:style>
    <style:style style:name="P3" style:family="paragraph" style:parent-style-name="Text_20_body">
      <style:paragraph-properties fo:margin-top="0.21cm" fo:margin-bottom="0.21cm" loext:contextual-spacing="false" fo:line-height="150%"/>
      <style:text-properties fo:font-weight="bold" officeooo:rsid="001531a5" officeooo:paragraph-rsid="001531a5" style:font-weight-asian="bold" style:font-weight-complex="bold"/>
    </style:style>
    <style:style style:name="P4" style:family="paragraph" style:parent-style-name="Text_20_body">
      <style:paragraph-properties fo:margin-top="0.21cm" fo:margin-bottom="0.21cm" loext:contextual-spacing="false" fo:line-height="150%"/>
      <style:text-properties officeooo:rsid="002294b7" officeooo:paragraph-rsid="002294b7"/>
    </style:style>
    <style:style style:name="P5" style:family="paragraph" style:parent-style-name="Title">
      <style:paragraph-properties fo:margin-top="0.21cm" fo:margin-bottom="0.21cm" loext:contextual-spacing="false" fo:line-height="150%"/>
    </style:style>
    <style:style style:name="P6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db1ec" officeooo:paragraph-rsid="001db1ec"/>
    </style:style>
    <style:style style:name="P7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f7249" officeooo:paragraph-rsid="001f7249"/>
    </style:style>
    <style:style style:name="P8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aa096" officeooo:paragraph-rsid="001aa096"/>
    </style:style>
    <style:style style:name="P9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531a5" officeooo:paragraph-rsid="001531a5"/>
    </style:style>
    <style:style style:name="P10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887cb" officeooo:paragraph-rsid="001887cb"/>
    </style:style>
    <style:style style:name="P11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887cb" officeooo:paragraph-rsid="0019c0e3"/>
    </style:style>
    <style:style style:name="P12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887cb" officeooo:paragraph-rsid="001aa033"/>
    </style:style>
    <style:style style:name="P13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9c0e3" officeooo:paragraph-rsid="0019c0e3"/>
    </style:style>
    <style:style style:name="P14" style:family="paragraph" style:parent-style-name="Text_20_body" style:list-style-name="L2" style:master-page-name="">
      <style:paragraph-properties fo:margin-top="0.21cm" fo:margin-bottom="0.21cm" loext:contextual-spacing="false" fo:line-height="150%" style:page-number="auto"/>
      <style:text-properties officeooo:rsid="001725ff" officeooo:paragraph-rsid="001725ff"/>
    </style:style>
    <style:style style:name="T1" style:family="text">
      <style:text-properties officeooo:rsid="0012b9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35ab" style:font-weight-asian="bold" style:font-weight-complex="bold"/>
    </style:style>
    <style:style style:name="T4" style:family="text">
      <style:text-properties officeooo:rsid="0020f3af"/>
    </style:style>
    <style:style style:name="T5" style:family="text">
      <style:text-properties officeooo:rsid="00234db7"/>
    </style:style>
    <style:style style:name="T6" style:family="text">
      <style:text-properties officeooo:rsid="0026ea53"/>
    </style:style>
    <style:style style:name="T7" style:family="text">
      <style:text-properties officeooo:rsid="0027c1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view Barrierefreiheit im Internet</text:p>
      <text:p text:style-name="P1"><text:span text:style-name="T3">Experte</text:span><text:span text:style-name="T2">:</text:span> Dennis Westphal</text:p>
      <text:p text:style-name="P1"><text:span text:style-name="T2">Durchführende:</text:span> Janet Lehman<text:bookmark-start text:name="__DdeLink__653_3687300014"/><text:bookmark-start text:name="__DdeLink__658_3687300014"/><text:span text:style-name="T1">n</text:span><text:bookmark-end text:name="__DdeLink__653_3687300014"/><text:bookmark-end text:name="__DdeLink__658_3687300014"/></text:p>
      <text:p text:style-name="P4"><text:span text:style-name="T2">Ort, Datum:</text:span> Essen, 17.03.2018</text:p>
      <text:p text:style-name="P2">Allgemeine Fragen:</text:p>
      <text:list xml:id="list1551024490" text:style-name="L1">
        <text:list-item>
          <text:p text:style-name="P6">Wie alt bist du?</text:p>
        </text:list-item>
        <text:list-item>
          <text:p text:style-name="P6">Wo kommst du her / wohnst du?</text:p>
        </text:list-item>
        <text:list-item>
          <text:p text:style-name="P6">Seit wann bist du sehbehindert/<text:span text:style-name="T6">blind</text:span>?</text:p>
        </text:list-item>
        <text:list-item>
          <text:p text:style-name="P7">Wohnst du alleine oder hast du eine/n Helfer/in?</text:p>
        </text:list-item>
        <text:list-item>
          <text:p text:style-name="P7">Wi<text:span text:style-name="T5">e</text:span> stark beeinträchtigt dich die Sehbehinderung/<text:span text:style-name="T7">Blindheit</text:span>?</text:p>
        </text:list-item>
      </text:list>
      <text:p text:style-name="P3"><text:span text:style-name="T4">Barrierefreiheit </text:span>Fragen:</text:p>
      <text:list xml:id="list1742114126" text:style-name="L2">
        <text:list-item>
          <text:p text:style-name="P8">Wie oft benutzt du das Internet?</text:p>
        </text:list-item>
        <text:list-item>
          <text:p text:style-name="P9">Wie schnell findest du Informationen im Internet?</text:p>
        </text:list-item>
        <text:list-item>
          <text:p text:style-name="P9">Wie oft triffst du auf Webseiten...</text:p>
          <text:list>
            <text:list-item>
              <text:p text:style-name="P9">mit schlechter / „unaufgeräumter“ Navigation?</text:p>
            </text:list-item>
            <text:list-item>
              <text:p text:style-name="P9">mit Bildern die keinen aussagekräftigen Alt-Text besitzen?</text:p>
            </text:list-item>
          </text:list>
        </text:list-item>
        <text:list-item>
          <text:p text:style-name="P14">Weißt du wo sich explizite Elemente einer Webseite befinden? Gibt es für dich Orientierungspunkte außer die Navigation?</text:p>
        </text:list-item>
        <text:list-item>
          <text:p text:style-name="P10">Wie bedienst du deine Devices? (z. B. Tastatur, Maus)</text:p>
          <text:list>
            <text:list-item>
              <text:p text:style-name="P10"><text:soft-page-break/>PC</text:p>
            </text:list-item>
            <text:list-item>
              <text:p text:style-name="P10">Handy</text:p>
            </text:list-item>
          </text:list>
        </text:list-item>
        <text:list-item>
          <text:p text:style-name="P10">Wie findest du dich auf Webseiten zurecht? Meist gut oder schlecht?</text:p>
        </text:list-item>
        <text:list-item>
          <text:p text:style-name="P10">Was sind deine Vorstellungen einer perfekten Webseite?</text:p>
        </text:list-item>
        <text:list-item>
          <text:p text:style-name="P10">Wie viel bringen dir Alt-Texte?</text:p>
        </text:list-item>
        <text:list-item>
          <text:p text:style-name="P10">Was fällt dir im Internet bzw. auf Webseiten besonders schwer?</text:p>
        </text:list-item>
        <text:list-item>
          <text:p text:style-name="P10">Was denkst du, sind die größten Hürden im Internet bzw. auf Webseiten?</text:p>
        </text:list-item>
        <text:list-item>
          <text:p text:style-name="P10">Was würde dir helfen, dich im Internet / auf Webseiten besser zurechtzufinden?</text:p>
        </text:list-item>
        <text:list-item>
          <text:p text:style-name="P10">Gibt es Webseiten von deren Aufbau bzw. Navigation du absolut begeistert / überzeugt bist?</text:p>
        </text:list-item>
        <text:list-item>
          <text:p text:style-name="P13">Arbeitest du mit Drupal?</text:p>
          <text:list>
            <text:list-item>
              <text:p text:style-name="P13">Wenn ja, wie lange schon?</text:p>
            </text:list-item>
          </text:list>
        </text:list-item>
        <text:list-item>
          <text:p text:style-name="P11">Was für Erfahrungen hast du bisher mit Drupal gemacht?</text:p>
        </text:list-item>
        <text:list-item>
          <text:p text:style-name="P10">Arbeitest du auch mit dem Drupal Backend? </text:p>
          <text:list>
            <text:list-item>
              <text:p text:style-name="P10">Wenn ja, hattest du schonmal Probleme damit? </text:p>
            </text:list-item>
            <text:list-item>
              <text:p text:style-name="P10">Welche?</text:p>
            </text:list-item>
          </text:list>
        </text:list-item>
        <text:list-item>
          <text:p text:style-name="P12">Empfindest du Drupal als barrierearm? (Explizit D8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family-generic="swiss" style:font-pitch="variable" officeooo:rsid="000e5f0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t Lehmann</meta:initial-creator>
    <meta:creation-date>2018-03-14T10:08:05.685618073</meta:creation-date>
    <dc:date>2018-03-15T14:39:46.653775702</dc:date>
    <dc:creator>Janet Lehmann</dc:creator>
    <meta:editing-duration>PT6H42M40S</meta:editing-duration>
    <meta:editing-cycles>20</meta:editing-cycles>
    <meta:generator>LibreOffice/6.0.2.1$MacOSX_X86_64 LibreOffice_project/f7f06a8f319e4b62f9bc5095aa112a65d2f3ac89</meta:generator>
    <meta:document-statistic meta:table-count="0" meta:image-count="0" meta:object-count="0" meta:page-count="2" meta:paragraph-count="34" meta:word-count="246" meta:character-count="1511" meta:non-whitespace-character-count="1325"/>
  </office:meta>
</office:document-meta>
</file>